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/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Prueba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12000.0">
            <text:p>1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ctuación única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2000.0">
            <text:p>12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3000.0">
            <text:p>3000.0</text:p>
          </table:table-cell>
          <table:table-cell table:style-name="ce128" office:value-type="percentage" calcext:value-type="percentage" table:number-columns-spanned="2" table:number-rows-spanned="1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    Análisis [6571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000.0">
            <text:p>30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    Diseño [657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12000.0">
            <text:p>1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3000.0">
            <text:p>300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9000.0">
            <text:p>900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.0">
            <text:p>0.0</text:p>
          </table:table-cell>
          <table:table-cell table:style-name="ce140" office:value-type="currency" calcext:value-type="currency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5">
            <text:p>0.25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5">
            <text:p>0.75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$perfil</text:p>
          </table:table-cell>
          <table:covered-table-cell table:number-columns-repeated="9" table:style-name="ce16"/>
          <table:table-cell table:style-name="ce117" office:value-type="string" calcext:value-type="string" table:number-columns-spanned="4" table:number-rows-spanned="1">
            <text:p>$importe_perfil</text:p>
          </table:table-cell>
          <table:covered-table-cell table:number-columns-repeated="3" table:style-name="ce118"/>
          <table:table-cell table:style-name="ce126" office:value-type="string" calcext:value-type="string">
            <text:p>$previstas_perfil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string" calcext:value-type="string">
            <text:p>$consumidas_perfil</text:p>
          </table:table-cell>
          <table:table-cell table:style-name="ce143" office:value-type="percentage" calcext:value-type="percentage">
            <text:p>$porcentaje_perfi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string" calcext:value-type="string" table:number-columns-spanned="4" table:number-rows-spanned="1">
            <text:p>$importe_total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+Progresos+

Se han corregido 27 defectos.
Se ha mantenido la reunión de inicio del proyecto

+Incidencias+

Se ha comenzado 5 días tarde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